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4ec1" officeooo:paragraph-rsid="00154ec1"/>
    </style:style>
    <style:style style:name="P2" style:family="paragraph" style:parent-style-name="Standard">
      <style:text-properties officeooo:rsid="00163380" officeooo:paragraph-rsid="00163380"/>
    </style:style>
    <style:style style:name="P3" style:family="paragraph" style:parent-style-name="Standard">
      <style:text-properties officeooo:rsid="0016848d" officeooo:paragraph-rsid="001684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</text:p>
      <text:p text:style-name="P1">in vim</text:p>
      <text:p text:style-name="P1">1.</text:p>
      <text:p text:style-name="P1">:%s/Ham\./Hamlet/g</text:p>
      <text:p text:style-name="P1"/>
      <text:p text:style-name="P2">2.</text:p>
      <text:p text:style-name="P2">:%s/Laer\./Laertes/g</text:p>
      <text:p text:style-name="P2"/>
      <text:p text:style-name="P3">3.</text:p>
      <text:p text:style-name="P3">:%s/\[/-=/g</text:p>
      <text:p text:style-name="P3"/>
      <text:p text:style-name="P3">4.</text:p>
      <text:p text:style-name="P3">:%s/\]/=-/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4:57:15.070328613</meta:creation-date>
    <dc:date>2020-01-06T15:04:11.612999096</dc:date>
    <meta:editing-duration>PT6M5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" meta:character-count="79" meta:non-whitespace-character-count="77"/>
  </office:meta>
</office:document-meta>
</file>